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c7c" officeooo:paragraph-rsid="00073c7c"/>
    </style:style>
    <style:style style:name="T1" style:family="text">
      <style:text-properties officeooo:rsid="0007ecc3"/>
    </style:style>
    <style:style style:name="T2" style:family="text">
      <style:text-properties officeooo:rsid="0008f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CIONAMENTO INTERPESSOAL</text:p>
      <text:p text:style-name="P1">-<text:span text:style-name="T1">ok </text:span><text:span text:style-name="T2">finalizado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2:26:48.161000000</meta:creation-date>
    <dc:date>2024-06-25T13:09:03.241000000</dc:date>
    <meta:editing-duration>PT25M7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" meta:word-count="4" meta:character-count="41" meta:non-whitespace-character-count="39"/>
  </office:meta>
</office:document-meta>
</file>